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9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24cm" svg:y="7.6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19cm" svg:y="7.6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1cm" svg:y1="6cm" svg:x2="26cm" svg:y2="7.634cm" draw:start-shape="id1" draw:start-glue-point="2" draw:end-shape="id2" draw:end-glue-point="0" svg:d="M21000 6000v817h5000v817" svg:viewBox="0 0 5001 1635">
          <text:p/>
        </draw:connector>
        <draw:connector draw:style-name="gr6" draw:text-style-name="P9" draw:layer="layout" svg:x1="21cm" svg:y1="6cm" svg:x2="21cm" svg:y2="7.6cm" draw:start-shape="id1" draw:start-glue-point="2" draw:end-shape="id3" draw:end-glue-point="0" svg:d="M21000 6000v1600" svg:viewBox="0 0 1 16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4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7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1cm" svg:y1="9.6cm" svg:x2="16cm" svg:y2="12cm" draw:start-shape="id3" draw:start-glue-point="2" draw:end-shape="id4" draw:end-glue-point="0" svg:d="M21000 9600v1200h-5000v1200" svg:viewBox="0 0 5001 2401">
          <text:p/>
        </draw:connector>
        <draw:connector draw:style-name="gr6" draw:text-style-name="P9" draw:layer="layout" svg:x1="21cm" svg:y1="9.6cm" svg:x2="26cm" svg:y2="12cm" draw:start-shape="id3" draw:start-glue-point="2" draw:end-shape="id5" draw:end-glue-point="0" svg:d="M21000 9600v1200h5000v1200" svg:viewBox="0 0 5001 2401">
          <text:p/>
        </draw:connector>
        <draw:connector draw:style-name="gr6" draw:text-style-name="P9" draw:layer="layout" svg:x1="16cm" svg:y1="14cm" svg:x2="17cm" svg:y2="17cm" draw:start-shape="id4" draw:start-glue-point="2" draw:end-shape="id6" draw:end-glue-point="0" svg:d="M16000 14000v1500h1000v1500" svg:viewBox="0 0 1001 3001">
          <text:p/>
        </draw:connector>
        <draw:frame draw:style-name="gr8" draw:text-style-name="P11" draw:layer="layout" svg:width="4.5cm" svg:height="0.878cm" svg:x="14.8cm" svg:y="16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3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23.8cm" svg:y="6.8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18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18.8cm" svg:y="6.8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10cm" svg:y="15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2" draw:id="id12" draw:layer="layout" svg:width="4cm" svg:height="1.966cm" svg:x="1cm" svg:y="18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3" draw:id="id13" draw:layer="layout" svg:width="4cm" svg:height="1.966cm" svg:x="1cm" svg:y="14.5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13.7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0cm" svg:y="17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19.776cm" svg:y="16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9.8cm" svg:y="14.223cm">
          <draw:text-box>
            <text:p text:style-name="P10"><text:span text:style-name="T3">8000 <text:s text:c="8"/>Python</text:span></text:p>
          </draw:text-box>
        </draw:frame>
        <draw:frame draw:style-name="gr8" draw:text-style-name="P11" draw:layer="layout" svg:width="4.5cm" svg:height="0.878cm" svg:x="0.8cm" svg:y="17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16cm" svg:y1="14cm" svg:x2="22cm" svg:y2="17.001cm" draw:start-shape="id4" draw:start-glue-point="2" draw:end-shape="id7" svg:d="M16000 14000v1501h6000v1500" svg:viewBox="0 0 6001 3002">
          <text:p/>
        </draw:connector>
        <draw:line draw:style-name="gr11" draw:text-style-name="P13" draw:layer="layout" svg:x1="21cm" svg:y1="4.1cm" svg:x2="21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4cm" svg:height="0.878cm" svg:x="6.8cm" svg:y="6.8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7.6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7.6cm" svg:x2="9cm" svg:y2="6cm" draw:start-shape="id8" draw:start-glue-point="0" draw:end-shape="id9" draw:end-glue-point="2" svg:d="M9000 7600v-1600" svg:viewBox="0 0 1 1601">
          <text:p/>
        </draw:connector>
        <draw:connector draw:style-name="gr12" draw:text-style-name="P12" draw:layer="layout" svg:x1="9cm" svg:y1="9.6cm" svg:x2="15cm" svg:y2="18cm" draw:start-shape="id8" draw:start-glue-point="2" draw:end-shape="id6" draw:end-glue-point="3" svg:d="M9000 9600v8400h6000" svg:viewBox="0 0 6001 8401">
          <text:p/>
        </draw:connector>
        <draw:connector draw:style-name="gr12" draw:text-style-name="P12" draw:layer="layout" svg:x1="9cm" svg:y1="9.6cm" svg:x2="14cm" svg:y2="13cm" draw:start-shape="id8" draw:start-glue-point="2" draw:end-shape="id4" draw:end-glue-point="3" svg:d="M9000 9600v3400h5000" svg:viewBox="0 0 5001 3401">
          <text:p/>
        </draw:connector>
        <draw:connector draw:style-name="gr12" draw:text-style-name="P12" draw:layer="layout" draw:line-skew="0.498cm" svg:x1="9cm" svg:y1="9.6cm" svg:x2="22cm" svg:y2="19.001cm" draw:start-shape="id8" draw:start-glue-point="2" draw:end-shape="id7" draw:end-glue-point="2" svg:d="M9000 9600v10400h13000v-999" svg:viewBox="0 0 13001 10401">
          <text:p/>
        </draw:connector>
        <draw:custom-shape draw:style-name="gr1" draw:text-style-name="P2" draw:layer="layout" svg:width="4cm" svg:height="2cm" svg:x="12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1.8cm" svg:y="3.223cm">
          <draw:text-box>
            <text:p text:style-name="P10"><text:span text:style-name="T3">9000</text:span></text:p>
          </draw:text-box>
        </draw:frame>
        <draw:custom-shape draw:style-name="gr1" draw:text-style-name="P2" xml:id="id14" draw:id="id14" draw:layer="layout" svg:width="4cm" svg:height="2cm" svg:x="12cm" svg:y="7.6cm">
          <text:p text:style-name="P1"><text:span text:style-name="T1">nginx-</text:span></text:p>
          <text:p text:style-name="P1"><text:span text:style-name="T1">prometheus-</text:span></text:p>
          <text:p text:style-name="P1"><text:span text:style-name="T1">exporter x 5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1.8cm" svg:y="6.823cm">
          <draw:text-box>
            <text:p text:style-name="P10"><text:span text:style-name="T3">9113</text:span></text:p>
          </draw:text-box>
        </draw:frame>
        <draw:custom-shape draw:style-name="gr1" draw:text-style-name="P2" xml:id="id11" draw:id="id11" draw:layer="layout" svg:width="4cm" svg:height="2cm" svg:x="4cm" svg:y="11cm">
          <text:p text:style-name="P1"><text:span text:style-name="T1">pushgateway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9.6cm" svg:x2="10cm" svg:y2="16.017cm" draw:start-shape="id8" draw:start-glue-point="2" draw:end-shape="id10" draw:end-glue-point="3" svg:d="M9000 9600v6417h1000" svg:viewBox="0 0 1001 6418">
          <text:p/>
        </draw:connector>
        <draw:frame draw:style-name="gr8" draw:text-style-name="P11" draw:layer="layout" svg:width="4.3cm" svg:height="0.878cm" svg:x="3.8cm" svg:y="10.223cm">
          <draw:text-box>
            <text:p text:style-name="P10"><text:span text:style-name="T3">9091</text:span></text:p>
          </draw:text-box>
        </draw:frame>
        <draw:connector draw:style-name="gr12" draw:text-style-name="P12" draw:layer="layout" svg:x1="6cm" svg:y1="13cm" svg:x2="5cm" svg:y2="19.017cm" draw:start-shape="id11" draw:start-glue-point="2" draw:end-shape="id12" draw:end-glue-point="1" svg:d="M6000 13000v6017h-1000" svg:viewBox="0 0 1001 6018">
          <text:p/>
        </draw:connector>
        <draw:connector draw:style-name="gr12" draw:text-style-name="P12" draw:layer="layout" svg:x1="6cm" svg:y1="13cm" svg:x2="5cm" svg:y2="15.517cm" draw:start-shape="id11" draw:start-glue-point="2" draw:end-shape="id13" draw:end-glue-point="1" svg:d="M6000 13000v2517h-1000" svg:viewBox="0 0 1001 2518">
          <text:p/>
        </draw:connector>
        <draw:connector draw:style-name="gr12" draw:text-style-name="P12" draw:layer="layout" svg:x1="9cm" svg:y1="9.6cm" svg:x2="8cm" svg:y2="12cm" draw:start-shape="id8" draw:start-glue-point="2" draw:end-shape="id11" draw:end-glue-point="1" svg:d="M9000 9600v2400h-1000" svg:viewBox="0 0 1001 2401">
          <text:p/>
        </draw:connector>
        <draw:custom-shape draw:style-name="gr1" draw:text-style-name="P8" xml:id="id15" draw:id="id15" draw:layer="layout" svg:width="4cm" svg:height="2cm" svg:x="19cm" svg:y="12.001cm">
          <text:p text:style-name="P7"><text:span text:style-name="T3">portfolio-react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5cm" svg:height="0.878cm" svg:x="18.8cm" svg:y="11.224cm">
          <draw:text-box>
            <text:p text:style-name="P10"><text:span text:style-name="T3">80 <text:s text:c="14"/>Nginx</text:span></text:p>
          </draw:text-box>
        </draw:frame>
        <draw:connector draw:style-name="gr12" draw:text-style-name="P12" draw:layer="layout" svg:x1="11cm" svg:y1="8.6cm" svg:x2="12cm" svg:y2="8.6cm" draw:start-shape="id8" draw:end-shape="id14" draw:end-glue-point="3" svg:d="M11000 8600h1000" svg:viewBox="0 0 1001 1">
          <text:p/>
        </draw:connector>
        <draw:connector draw:style-name="gr6" draw:text-style-name="P9" draw:layer="layout" svg:x1="21cm" svg:y1="9.6cm" svg:x2="21cm" svg:y2="12.001cm" draw:start-shape="id3" draw:start-glue-point="2" draw:end-shape="id15" svg:d="M21000 9600v2401" svg:viewBox="0 0 1 2402">
          <text:p/>
        </draw:connector>
        <draw:custom-shape draw:style-name="gr1" draw:text-style-name="P2" draw:layer="layout" svg:width="4cm" svg:height="2cm" svg:x="24cm" svg:y="4.001cm">
          <text:p text:style-name="P1"><text:span text:style-name="T1">golden-certbot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23.7cm" svg:y="3.224cm">
          <draw:text-box>
            <text:p text:style-name="P10"><text:span text:style-name="T3"><text:s text:c="18"/></text:span><text:span text:style-name="T3">Pyth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3-15T15:22:35.847825310</dc:date>
    <meta:editing-duration>PT5H27M37S</meta:editing-duration>
    <meta:editing-cycles>60</meta:editing-cycles>
    <meta:generator>LibreOffice/6.4.6.2$Linux_X86_64 LibreOffice_project/40$Build-2</meta:generator>
    <meta:document-statistic meta:object-count="55"/>
  </office:meta>
</office:document-meta>
</file>